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cm" svg:x="2cm" svg:y="1.5cm">
          <text:p text:style-name="P1">codice sorgente</text:p>
          <text:p text:style-name="P1">Java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3cm" svg:height="3cm" svg:x="3.5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774cm" svg:height="1.675cm" svg:x="3.426cm" svg:y="4.9cm">
          <draw:text-box>
            <text:p>compilatore</text:p>
            <text:p><text:s text:c="5"/>Java</text:p>
          </draw:text-box>
        </draw:frame>
        <draw:custom-shape draw:style-name="gr4" draw:text-style-name="P1" draw:layer="layout" svg:width="6.5cm" svg:height="3cm" svg:x="2cm" svg:y="7.6cm">
          <text:p text:style-name="P1">bytecode</text:p>
          <text:p text:style-name="P1">Java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6cm" svg:height="4.5cm" svg:x="2.3cm" svg:y="15.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M57S</meta:editing-duration>
    <meta:editing-cycles>3</meta:editing-cycles>
    <meta:generator>OpenOffice.org/3.3$Win32 OpenOffice.org_project/330m20$Build-9567</meta:generator>
    <dc:date>2011-11-23T08:47:18.54</dc:date>
    <dc:creator>Bilbo Baggins</dc:creator>
    <meta:document-statistic meta:object-count="5"/>
  </office:meta>
</office:document-meta>
</file>